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ource Code Pro" svg:font-family="'Source Code Pro'" style:font-family-generic="roman" style:font-pitch="variable"/>
    <style:font-face style:name="Source Code Pro Medium" svg:font-family="'Source Code Pro Medium'" style:font-family-generic="roman" style:font-pitch="variable"/>
    <style:font-face style:name="Source Sans Pro" svg:font-family="'Source Sans Pro'" style:font-family-generic="roman" style:font-pitch="variable"/>
    <style:font-face style:name="Source Sans Pro Semibold" svg:font-family="'Source Sans Pro Semibold'"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ource Sans Pro1" svg:font-family="'Source Sans Pro'" style:font-family-generic="system" style:font-pitch="variable"/>
  </office:font-face-decls>
  <office:automatic-styles>
    <style:style style:name="P1" style:family="paragraph" style:parent-style-name="Standard" style:master-page-name="Standard">
      <style:paragraph-properties fo:margin-top="0in" fo:margin-bottom="0in" loext:contextual-spacing="false" fo:text-align="center" style:justify-single-word="false" style:page-number="auto" style:writing-mode="lr-tb"/>
    </style:style>
    <style:style style:name="P2" style:family="paragraph" style:parent-style-name="Standard">
      <style:paragraph-properties fo:margin-top="0in" fo:margin-bottom="0.1402in" loext:contextual-spacing="false" fo:text-align="center" style:justify-single-word="false" style:writing-mode="lr-tb"/>
    </style:style>
    <style:style style:name="P3" style:family="paragraph" style:parent-style-name="Standard">
      <style:paragraph-properties fo:text-align="start" style:justify-single-word="false" style:writing-mode="lr-tb"/>
    </style:style>
    <style:style style:name="P4" style:family="paragraph" style:parent-style-name="Standard">
      <style:paragraph-properties fo:text-align="start" style:justify-single-word="false" style:writing-mode="lr-tb"/>
      <style:text-properties fo:color="#000000" style:font-name="Source Code Pro Medium" fo:font-size="10.5pt" style:text-underline-style="solid" style:text-underline-width="auto" style:text-underline-color="font-color" fo:font-weight="normal" style:font-size-asian="10.5pt" style:font-weight-asian="normal" style:font-size-complex="10.5pt" style:font-weight-complex="normal"/>
    </style:style>
    <style:style style:name="P5" style:family="paragraph" style:parent-style-name="Standard">
      <style:paragraph-properties fo:text-align="start" style:justify-single-word="false" style:writing-mode="lr-tb"/>
      <style:text-properties fo:color="#000000" style:font-name="Source Sans Pro" fo:font-size="10.5pt" style:text-underline-style="none" fo:font-weight="normal" style:font-size-asian="10.5pt" style:font-weight-asian="normal" style:font-size-complex="10.5pt" style:font-weight-complex="normal"/>
    </style:style>
    <style:style style:name="P6" style:family="paragraph" style:parent-style-name="Standard">
      <style:paragraph-properties fo:margin-top="0in" fo:margin-bottom="0.0402in" loext:contextual-spacing="false" fo:text-align="start" style:justify-single-word="false" style:writing-mode="lr-tb"/>
    </style:style>
    <style:style style:name="P7" style:family="paragraph" style:parent-style-name="Standard">
      <style:paragraph-properties fo:margin-left="0.1252in" fo:margin-right="0.1252in" fo:text-align="start" style:justify-single-word="false" fo:text-indent="0in" style:auto-text-indent="false" style:writing-mode="lr-tb"/>
    </style:style>
    <style:style style:name="P8" style:family="paragraph" style:parent-style-name="Standard">
      <style:paragraph-properties fo:margin-left="0.1252in" fo:margin-right="0.1252in" fo:text-align="start" style:justify-single-word="false" fo:text-indent="0in" style:auto-text-indent="false" style:writing-mode="lr-tb"/>
      <style:text-properties fo:color="#000000" style:font-name="Source Sans Pro" fo:font-size="10.5pt" fo:font-style="normal" style:text-underline-style="none" fo:font-weight="normal" style:font-size-asian="10.5pt" style:font-style-asian="normal" style:font-weight-asian="normal" style:font-size-complex="10.5pt" style:font-style-complex="normal" style:font-weight-complex="normal"/>
    </style:style>
    <style:style style:name="P9" style:family="paragraph" style:parent-style-name="Standard">
      <style:paragraph-properties fo:margin-left="0.1252in" fo:margin-right="0.1252in" fo:margin-top="0in" fo:margin-bottom="0in" loext:contextual-spacing="false" fo:text-align="start" style:justify-single-word="false" fo:text-indent="0in" style:auto-text-indent="false" style:writing-mode="lr-tb"/>
    </style:style>
    <style:style style:name="P10" style:family="paragraph" style:parent-style-name="Standard">
      <style:paragraph-properties fo:margin-left="0.1252in" fo:margin-right="0.1252in" fo:margin-top="0in" fo:margin-bottom="0in" loext:contextual-spacing="false" fo:text-align="start" style:justify-single-word="false" fo:orphans="2" fo:widows="2" fo:hyphenation-ladder-count="no-limit" fo:text-indent="0in" style:auto-text-indent="false" style:punctuation-wrap="hanging" style:writing-mode="lr-tb"/>
      <style:text-properties fo:hyphenate="false" fo:hyphenation-remain-char-count="2" fo:hyphenation-push-char-count="2" loext:hyphenation-no-caps="false"/>
    </style:style>
    <style:style style:name="P11" style:family="paragraph" style:parent-style-name="Standard">
      <style:paragraph-properties fo:margin-left="0.1252in" fo:margin-right="0.1252in" fo:margin-top="0in" fo:margin-bottom="0in" loext:contextual-spacing="false" fo:text-align="start" style:justify-single-word="false" fo:orphans="2" fo:widows="2" fo:hyphenation-ladder-count="no-limit" fo:text-indent="0in" style:auto-text-indent="false" style:punctuation-wrap="hanging" style:writing-mode="lr-tb"/>
      <style:text-properties style:font-name="Source Code Pro" fo:font-size="10pt" style:font-size-asian="10pt" style:font-size-complex="10pt" fo:hyphenate="false" fo:hyphenation-remain-char-count="2" fo:hyphenation-push-char-count="2" loext:hyphenation-no-caps="false"/>
    </style:style>
    <style:style style:name="P12" style:family="paragraph" style:parent-style-name="Standard">
      <style:paragraph-properties fo:margin-left="0.1252in" fo:margin-right="0.1252in" fo:margin-top="0in" fo:margin-bottom="0.0402in" loext:contextual-spacing="false" fo:text-align="start" style:justify-single-word="false" fo:text-indent="0in" style:auto-text-indent="false" style:writing-mode="lr-tb"/>
    </style:style>
    <style:style style:name="P13" style:family="paragraph" style:parent-style-name="Standard">
      <style:paragraph-properties fo:margin-left="0in" fo:margin-right="0in" fo:margin-top="0in" fo:margin-bottom="0in" loext:contextual-spacing="false" fo:text-align="start" style:justify-single-word="false" fo:text-indent="0in" style:auto-text-indent="false" style:writing-mode="lr-tb"/>
      <style:text-properties fo:color="#000000" style:font-name="Source Sans Pro" fo:font-size="10.5pt" style:text-underline-style="none" fo:font-weight="normal" style:font-size-asian="10.5pt" style:font-weight-asian="normal" style:font-size-complex="10.5pt" style:font-weight-complex="normal"/>
    </style:style>
    <style:style style:name="P14" style:family="paragraph" style:parent-style-name="Standard">
      <style:paragraph-properties fo:margin-left="0in" fo:margin-right="0in" fo:margin-top="0in" fo:margin-bottom="0in" loext:contextual-spacing="false" fo:text-align="start" style:justify-single-word="false" fo:orphans="2" fo:widows="2" fo:hyphenation-ladder-count="no-limit" fo:text-indent="0in" style:auto-text-indent="false" style:punctuation-wrap="hanging" style:writing-mode="lr-tb"/>
      <style:text-properties fo:hyphenate="false" fo:hyphenation-remain-char-count="2" fo:hyphenation-push-char-count="2" loext:hyphenation-no-caps="false"/>
    </style:style>
    <style:style style:name="P15" style:family="paragraph" style:parent-style-name="Standard">
      <style:paragraph-properties fo:margin-left="0in" fo:margin-right="0in" fo:text-align="start" style:justify-single-word="false" fo:text-indent="0in" style:auto-text-indent="false" style:writing-mode="lr-tb"/>
      <style:text-properties fo:color="#000000" style:font-name="Source Sans Pro" fo:font-size="10.5pt" style:text-underline-style="none" fo:font-weight="normal" style:font-size-asian="10.5pt" style:font-weight-asian="normal" style:font-size-complex="10.5pt" style:font-weight-complex="normal"/>
    </style:style>
    <style:style style:name="P16" style:family="paragraph" style:parent-style-name="Standard">
      <style:paragraph-properties fo:margin-left="0in" fo:margin-right="0in" fo:text-align="start" style:justify-single-word="false" fo:text-indent="0in" style:auto-text-indent="false" style:writing-mode="lr-tb"/>
      <style:text-properties fo:color="#000000" style:font-name="Source Sans Pro" fo:font-size="10.5pt" fo:font-style="normal" style:text-underline-style="none" fo:font-weight="normal" style:font-size-asian="10.5pt" style:font-style-asian="normal" style:font-weight-asian="normal" style:font-size-complex="10.5pt" style:font-style-complex="normal" style:font-weight-complex="normal"/>
    </style:style>
    <style:style style:name="P17" style:family="paragraph" style:parent-style-name="Standard">
      <style:paragraph-properties fo:margin-left="0in" fo:margin-right="0in" fo:text-align="start" style:justify-single-word="false" fo:text-indent="0in" style:auto-text-indent="false" style:writing-mode="lr-tb"/>
    </style:style>
    <style:style style:name="P18" style:family="paragraph" style:parent-style-name="Standard">
      <style:paragraph-properties fo:margin-left="0in" fo:margin-right="0in" fo:margin-top="0in" fo:margin-bottom="0.0402in" loext:contextual-spacing="false" fo:text-align="start" style:justify-single-word="false" fo:text-indent="0in" style:auto-text-indent="false" style:writing-mode="lr-tb"/>
      <style:text-properties fo:color="#000000" style:font-name="Source Code Pro Medium" fo:font-size="10.5pt" fo:font-style="normal" style:text-underline-style="none" fo:font-weight="normal" style:font-size-asian="10.5pt" style:font-style-asian="normal" style:font-weight-asian="normal" style:font-size-complex="10.5pt" style:font-style-complex="normal" style:font-weight-complex="normal"/>
    </style:style>
    <style:style style:name="P19" style:family="paragraph" style:parent-style-name="Standard">
      <style:paragraph-properties fo:margin-left="0in" fo:margin-right="0in" fo:margin-top="0in" fo:margin-bottom="0.0402in" loext:contextual-spacing="false" fo:text-align="start" style:justify-single-word="false" fo:text-indent="0in" style:auto-text-indent="false" style:writing-mode="lr-tb"/>
    </style:style>
    <style:style style:name="P20" style:family="paragraph" style:parent-style-name="Standard">
      <style:paragraph-properties fo:margin-left="0in" fo:margin-right="0in" fo:margin-top="0in" fo:margin-bottom="0.0402in" loext:contextual-spacing="false" fo:text-align="start" style:justify-single-word="false" fo:orphans="2" fo:widows="2" fo:hyphenation-ladder-count="no-limit" fo:text-indent="0in" style:auto-text-indent="false" style:punctuation-wrap="hanging" style:writing-mode="lr-tb"/>
      <style:text-properties fo:hyphenate="false" fo:hyphenation-remain-char-count="2" fo:hyphenation-push-char-count="2" loext:hyphenation-no-caps="false"/>
    </style:style>
    <style:style style:name="P21" style:family="paragraph" style:parent-style-name="Standard">
      <style:paragraph-properties fo:margin-left="0in" fo:margin-right="0in" fo:margin-top="0in" fo:margin-bottom="0.0201in" loext:contextual-spacing="false" fo:text-align="start" style:justify-single-word="false" fo:text-indent="0in" style:auto-text-indent="false" style:writing-mode="lr-tb"/>
    </style:style>
    <style:style style:name="P22" style:family="paragraph" style:parent-style-name="Standard">
      <style:paragraph-properties fo:margin-left="0in" fo:margin-right="0.1252in" fo:text-align="start" style:justify-single-word="false" fo:text-indent="0in" style:auto-text-indent="false" style:writing-mode="lr-tb"/>
      <style:text-properties fo:color="#000000" style:font-name="Source Sans Pro" fo:font-size="10.5pt" fo:font-style="normal" style:text-underline-style="none" fo:font-weight="normal" style:font-size-asian="10.5pt" style:font-style-asian="normal" style:font-weight-asian="normal" style:font-size-complex="10.5pt" style:font-style-complex="normal" style:font-weight-complex="normal"/>
    </style:style>
    <style:style style:name="P23" style:family="paragraph" style:parent-style-name="Standard">
      <style:paragraph-properties fo:margin-left="0in" fo:margin-right="0.1252in" fo:text-align="start" style:justify-single-word="false" fo:text-indent="0in" style:auto-text-indent="false" style:writing-mode="lr-tb"/>
    </style:style>
    <style:style style:name="P24" style:family="paragraph" style:parent-style-name="Standard">
      <style:paragraph-properties fo:margin-left="0in" fo:margin-right="0.1252in" fo:margin-top="0in" fo:margin-bottom="0in" loext:contextual-spacing="false" fo:text-align="start" style:justify-single-word="false" fo:orphans="2" fo:widows="2" fo:hyphenation-ladder-count="no-limit" fo:text-indent="0in" style:auto-text-indent="false" style:punctuation-wrap="hanging" style:writing-mode="lr-tb"/>
      <style:text-properties fo:hyphenate="false" fo:hyphenation-remain-char-count="2" fo:hyphenation-push-char-count="2" loext:hyphenation-no-caps="false"/>
    </style:style>
    <style:style style:name="P25" style:family="paragraph" style:parent-style-name="Standard">
      <style:paragraph-properties fo:margin-left="0in" fo:margin-right="0.1252in" fo:margin-top="0in" fo:margin-bottom="0in" loext:contextual-spacing="false" fo:text-align="start" style:justify-single-word="false" fo:text-indent="0in" style:auto-text-indent="false" style:writing-mode="lr-tb"/>
      <style:text-properties style:font-name="Source Sans Pro" fo:font-size="10.5pt" style:font-size-asian="10.5pt" style:font-size-complex="10.5pt"/>
    </style:style>
    <style:style style:name="P26" style:family="paragraph" style:parent-style-name="Standard">
      <style:paragraph-properties fo:margin-left="0in" fo:margin-right="0.1252in" fo:margin-top="0in" fo:margin-bottom="0in" loext:contextual-spacing="false" fo:text-align="start" style:justify-single-word="false" fo:orphans="2" fo:widows="2" fo:hyphenation-ladder-count="no-limit" fo:text-indent="0in" style:auto-text-indent="false" style:punctuation-wrap="hanging" style:writing-mode="lr-tb"/>
      <style:text-properties style:font-name="Source Sans Pro" fo:font-size="10pt" style:font-size-asian="10pt" style:font-size-complex="10pt" fo:hyphenate="false" fo:hyphenation-remain-char-count="2" fo:hyphenation-push-char-count="2" loext:hyphenation-no-caps="false"/>
    </style:style>
    <style:style style:name="P27" style:family="paragraph" style:parent-style-name="Standard">
      <style:paragraph-properties fo:margin-left="0in" fo:margin-right="0.1252in" fo:margin-top="0in" fo:margin-bottom="0in" loext:contextual-spacing="false" fo:text-align="start" style:justify-single-word="false" fo:orphans="2" fo:widows="2" fo:hyphenation-ladder-count="no-limit" fo:text-indent="0in" style:auto-text-indent="false" fo:padding="0.028in" fo:border="0.26pt solid #000000" style:punctuation-wrap="hanging" style:writing-mode="lr-tb"/>
      <style:text-properties fo:hyphenate="false" fo:hyphenation-remain-char-count="2" fo:hyphenation-push-char-count="2" loext:hyphenation-no-caps="false"/>
    </style:style>
    <style:style style:name="P28" style:family="paragraph" style:parent-style-name="Standard">
      <style:paragraph-properties fo:margin-left="0in" fo:margin-right="0.1252in" fo:margin-top="0in" fo:margin-bottom="0in" loext:contextual-spacing="false" fo:text-align="start" style:justify-single-word="false" fo:orphans="2" fo:widows="2" fo:hyphenation-ladder-count="no-limit" fo:text-indent="0in" style:auto-text-indent="false" fo:padding="0.028in" fo:border="0.26pt solid #000000" style:punctuation-wrap="hanging" style:writing-mode="lr-tb"/>
      <style:text-properties fo:font-size="12pt" fo:font-style="normal" fo:font-weight="normal" style:font-size-asian="12pt" style:font-style-asian="normal" style:font-weight-asian="normal" style:font-size-complex="10pt" style:font-style-complex="normal" style:font-weight-complex="normal" fo:hyphenate="false" fo:hyphenation-remain-char-count="2" fo:hyphenation-push-char-count="2" loext:hyphenation-no-caps="false"/>
    </style:style>
    <style:style style:name="P29" style:family="paragraph" style:parent-style-name="Standard">
      <style:paragraph-properties fo:margin-left="0in" fo:margin-right="0.1252in" fo:margin-top="0in" fo:margin-bottom="0in" loext:contextual-spacing="false" fo:text-align="start" style:justify-single-word="false" fo:orphans="2" fo:widows="2" fo:hyphenation-ladder-count="no-limit" fo:text-indent="0in" style:auto-text-indent="false" fo:padding="0.028in" fo:border="0.26pt solid #000000" style:punctuation-wrap="hanging" style:writing-mode="lr-tb"/>
      <style:text-properties fo:color="#000000" fo:font-size="12pt" fo:font-style="normal" fo:font-weight="normal" style:font-size-asian="12pt" style:font-style-asian="normal" style:font-weight-asian="normal" style:font-size-complex="10pt" style:font-style-complex="normal" style:font-weight-complex="normal" fo:hyphenate="false" fo:hyphenation-remain-char-count="2" fo:hyphenation-push-char-count="2" loext:hyphenation-no-caps="false"/>
    </style:style>
    <style:style style:name="P30" style:family="paragraph" style:parent-style-name="Standard">
      <style:paragraph-properties fo:margin-left="0in" fo:margin-right="0.1252in" fo:margin-top="0in" fo:margin-bottom="0.0402in" loext:contextual-spacing="false" fo:text-align="start" style:justify-single-word="false" fo:text-indent="0in" style:auto-text-indent="false" style:writing-mode="lr-tb"/>
    </style:style>
    <style:style style:name="T1" style:family="text">
      <style:text-properties style:font-name="Source Sans Pro Semibold" fo:font-size="24pt" fo:font-weight="normal" style:font-size-asian="24pt" style:font-weight-asian="normal" style:font-size-complex="24pt" style:font-weight-complex="normal"/>
    </style:style>
    <style:style style:name="T2" style:family="text">
      <style:text-properties style:font-name="Source Sans Pro Semibold" fo:font-weight="normal" style:font-weight-asian="normal" style:font-weight-complex="normal"/>
    </style:style>
    <style:style style:name="T3" style:family="text">
      <style:text-properties style:font-name="Source Sans Pro Semibold" fo:font-size="10pt" fo:font-weight="normal" style:font-size-asian="10pt" style:font-weight-asian="normal" style:font-size-complex="10pt" style:font-weight-complex="normal"/>
    </style:style>
    <style:style style:name="T4" style:family="text">
      <style:text-properties style:use-window-font-color="true" style:font-name="Source Sans Pro Semibold" fo:font-size="10pt" fo:language="en" fo:country="US" fo:font-weight="normal" style:letter-kerning="true" style:font-name-asian="NSimSun" style:font-size-asian="10pt" style:language-asian="zh" style:country-asian="CN" style:font-weight-asian="normal" style:font-name-complex="Lucida Sans" style:font-size-complex="10pt" style:language-complex="hi" style:country-complex="IN" style:font-weight-complex="normal"/>
    </style:style>
    <style:style style:name="T5" style:family="text">
      <style:text-properties fo:color="#000000" style:font-name="Source Sans Pro" fo:font-size="14pt" style:text-underline-style="solid" style:text-underline-width="auto" style:text-underline-color="font-color" fo:font-weight="bold" style:font-size-asian="14pt" style:font-weight-asian="bold" style:font-size-complex="14pt" style:font-weight-complex="bold"/>
    </style:style>
    <style:style style:name="T6" style:family="text">
      <style:text-properties fo:color="#000000" style:font-name="Source Sans Pro"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7" style:family="text">
      <style:text-properties fo:color="#000000" style:font-name="Source Sans Pro" fo:font-size="10.5pt" style:text-underline-style="none" fo:font-weight="normal" style:font-size-asian="10.5pt" style:font-weight-asian="normal" style:font-size-complex="10.5pt" style:font-weight-complex="normal"/>
    </style:style>
    <style:style style:name="T8" style:family="text">
      <style:text-properties fo:color="#000000" style:font-name="Source Sans Pro" fo:font-size="10.5pt" fo:font-style="italic" style:text-underline-style="none" fo:font-weight="normal" style:font-size-asian="10.5pt" style:font-style-asian="italic" style:font-weight-asian="normal" style:font-size-complex="10.5pt" style:font-style-complex="italic" style:font-weight-complex="normal"/>
    </style:style>
    <style:style style:name="T9" style:family="text">
      <style:text-properties fo:color="#000000" style:font-name="Source Sans Pro" fo:font-size="10.5pt" fo:font-style="normal" style:text-underline-style="none" fo:font-weight="normal" style:font-size-asian="10.5pt" style:font-style-asian="normal" style:font-weight-asian="normal" style:font-size-complex="10.5pt" style:font-style-complex="normal" style:font-weight-complex="normal"/>
    </style:style>
    <style:style style:name="T10" style:family="text">
      <style:text-properties fo:color="#000000" style:font-name="Source Sans Pro" fo:font-size="10.5pt" fo:font-style="normal" style:text-underline-style="none" fo:font-weight="normal" style:font-name-asian="Source Sans Pro1" style:font-size-asian="10.5pt" style:font-style-asian="normal" style:font-weight-asian="normal" style:font-name-complex="Source Sans Pro1" style:font-size-complex="10.5pt" style:font-style-complex="normal" style:font-weight-complex="normal"/>
    </style:style>
    <style:style style:name="T11" style:family="text">
      <style:text-properties fo:color="#000000" style:font-name="Source Sans Pro" fo:font-size="10pt" fo:font-style="normal" style:text-underline-style="none" fo:font-weight="normal" style:font-size-asian="10pt" style:font-style-asian="normal" style:font-weight-asian="normal" style:font-size-complex="10pt" style:font-style-complex="normal" style:font-weight-complex="normal"/>
    </style:style>
    <style:style style:name="T12" style:family="text">
      <style:text-properties fo:color="#000000" style:font-name="Source Sans Pro" fo:font-size="12pt" fo:font-style="normal" fo:font-weight="normal" style:font-size-asian="12pt" style:font-style-asian="normal" style:font-weight-asian="normal" style:font-size-complex="10pt" style:font-style-complex="normal" style:font-weight-complex="normal"/>
    </style:style>
    <style:style style:name="T13" style:family="text">
      <style:text-properties fo:color="#000000" style:font-name="Source Sans Pro" fo:font-size="12pt" fo:font-style="normal" fo:font-weight="normal" officeooo:rsid="000104da" style:font-size-asian="12pt" style:font-style-asian="normal" style:font-weight-asian="normal" style:font-size-complex="10pt" style:font-style-complex="normal" style:font-weight-complex="normal"/>
    </style:style>
    <style:style style:name="T14" style:family="text">
      <style:text-properties fo:color="#000000" style:font-name="Source Sans Pro"/>
    </style:style>
    <style:style style:name="T15" style:family="text">
      <style:text-properties fo:color="#000000" style:font-name="Source Code Pro" fo:font-size="10.5pt" style:text-underline-style="none" fo:font-weight="normal" style:font-size-asian="10.5pt" style:font-weight-asian="normal" style:font-size-complex="10.5pt" style:font-weight-complex="normal"/>
    </style:style>
    <style:style style:name="T16" style:family="text">
      <style:text-properties fo:color="#000000" style:font-name="Source Code Pro" fo:font-size="10.5pt" fo:font-style="normal" style:text-underline-style="none" fo:font-weight="normal" style:font-size-asian="10.5pt" style:font-style-asian="normal" style:font-weight-asian="normal" style:font-size-complex="10.5pt" style:font-style-complex="normal" style:font-weight-complex="normal"/>
    </style:style>
    <style:style style:name="T17" style:family="text">
      <style:text-properties fo:color="#000000" style:font-name="Source Code Pro" fo:font-size="10pt" style:text-underline-style="none" fo:font-weight="normal" style:font-size-asian="10pt" style:font-weight-asian="normal" style:font-size-complex="10pt" style:font-weight-complex="normal"/>
    </style:style>
    <style:style style:name="T18" style:family="text">
      <style:text-properties fo:color="#000000" style:font-name="Source Code Pro" fo:font-size="10pt" fo:font-style="normal" style:text-underline-style="none" fo:font-weight="normal" style:font-size-asian="10pt" style:font-style-asian="normal" style:font-weight-asian="normal" style:font-size-complex="10pt" style:font-style-complex="normal" style:font-weight-complex="normal"/>
    </style:style>
    <style:style style:name="T19" style:family="text">
      <style:text-properties style:font-name="Source Sans Pro" fo:font-weight="bold" style:font-weight-asian="bold" style:font-weight-complex="bold"/>
    </style:style>
    <style:style style:name="T20" style:family="text">
      <style:text-properties style:font-name="Source Sans Pro" fo:font-size="14pt" style:text-underline-style="solid" style:text-underline-width="auto" style:text-underline-color="font-color" fo:font-weight="bold" style:font-size-asian="14pt" style:font-weight-asian="bold" style:font-size-complex="14pt" style:font-weight-complex="bold"/>
    </style:style>
    <style:style style:name="T21" style:family="text">
      <style:text-properties style:font-name="Source Sans Pro" fo:font-size="10.5pt" style:font-size-asian="10.5pt" style:font-size-complex="10.5pt"/>
    </style:style>
    <style:style style:name="T22" style:family="text">
      <style:text-properties style:font-name="Source Sans Pro" fo:font-size="10.5pt" fo:font-style="italic" style:font-size-asian="10.5pt" style:font-style-asian="italic" style:font-size-complex="10.5pt" style:font-style-complex="italic"/>
    </style:style>
    <style:style style:name="T23" style:family="text">
      <style:text-properties style:font-name="Source Sans Pro" fo:font-size="10pt" style:font-size-asian="10pt" style:font-size-complex="10pt"/>
    </style:style>
    <style:style style:name="T24" style:family="text">
      <style:text-properties style:font-name="Source Sans Pro" fo:font-size="12pt" fo:font-style="normal" fo:font-weight="normal" style:font-size-asian="12pt" style:font-style-asian="normal" style:font-weight-asian="normal" style:font-size-complex="10pt" style:font-style-complex="normal" style:font-weight-complex="normal"/>
    </style:style>
    <style:style style:name="T25" style:family="text">
      <style:text-properties style:font-name="Source Code Pro" fo:font-size="10.5pt" fo:font-weight="normal" style:font-size-asian="10.5pt" style:font-weight-asian="normal" style:font-size-complex="10.5pt" style:font-weight-complex="normal"/>
    </style:style>
    <style:style style:name="T26" style:family="text">
      <style:text-properties style:font-name="Source Code Pro" fo:font-size="10.5pt" style:font-size-asian="10.5pt" style:font-size-complex="10.5pt"/>
    </style:style>
    <style:style style:name="T27" style:family="text">
      <style:text-properties style:font-name="Source Code Pro" fo:font-size="10pt" style:text-underline-style="solid" style:text-underline-width="auto" style:text-underline-color="font-color" style:font-size-asian="10pt" style:font-size-complex="10pt"/>
    </style:style>
    <style:style style:name="T28" style:family="text">
      <style:text-properties style:font-name="Source Code Pro" fo:font-size="10pt" style:font-size-asian="10pt" style:font-size-complex="10pt"/>
    </style:style>
    <style:style style:name="T29" style:family="text">
      <style:text-properties fo:font-size="10.5pt" style:font-size-asian="10.5pt" style:font-size-complex="10.5pt"/>
    </style:style>
    <style:style style:name="Sect1" style:family="section">
      <style:section-properties text:dont-balance-text-columns="true" style:editable="false">
        <style:columns fo:column-count="4">
          <style:column style:rel-width="16373*" fo:start-indent="0in" fo:end-indent="0.0398in"/>
          <style:column style:rel-width="16348*" fo:start-indent="0.0398in" fo:end-indent="0.0398in"/>
          <style:column style:rel-width="16348*" fo:start-indent="0.0398in" fo:end-indent="0.0398in"/>
          <style:column style:rel-width="16466*" fo:start-indent="0.0398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text:span text:style-name="T1">Git <text:s/>Cheat <text:s/>Sheet</text:span></text:p>
        <text:p text:style-name="P2"><text:span text:style-name="T3">(</text:span><text:span text:style-name="T4">Beginner To Intermediate</text:span><text:span text:style-name="T3">)</text:span></text:p>
        <text:p text:style-name="P3"><text:span text:style-name="T5">Starting A Repo<text:tab/><text:tab/><text:tab/></text:span></text:p>
        <text:p text:style-name="P4"/>
        <text:p text:style-name="P6"><text:span text:style-name="T15">git init</text:span></text:p>
        <text:p text:style-name="P7"><text:span text:style-name="T7">Initializes a Git repo in the current directory</text:span></text:p>
        <text:p text:style-name="P5"/>
        <text:p text:style-name="P6"><text:span text:style-name="T15">git init &lt;folder&gt;</text:span></text:p>
        <text:p text:style-name="P7"><text:span text:style-name="T7">Initializes a Git repo in </text:span><text:span text:style-name="T17">&lt;folder&gt;</text:span><text:span text:style-name="T7"> in the current directory. Creates </text:span><text:span text:style-name="T17">&lt;folder&gt;</text:span><text:span text:style-name="T7"> if it doesn't exist then initializes inside.</text:span></text:p>
        <text:p text:style-name="P5"/>
        <text:p text:style-name="P3"><text:span text:style-name="T5">Information<text:tab/><text:tab/><text:tab/></text:span></text:p>
        <text:p text:style-name="P5"/>
        <text:p text:style-name="P6"><text:span text:style-name="T15">git ls-files</text:span></text:p>
        <text:p text:style-name="P7"><text:span text:style-name="T7">Returns what files Git is tracking.</text:span></text:p>
        <text:p text:style-name="P5"/>
        <text:p text:style-name="P6"><text:span text:style-name="T15">git status</text:span></text:p>
        <text:p text:style-name="P7"><text:span text:style-name="T7">Returns status of changes to files, as well as untracked files (new files).</text:span></text:p>
        <text:p text:style-name="P5"/>
        <text:p text:style-name="P6"><text:span text:style-name="T15">git log</text:span></text:p>
        <text:p text:style-name="P9"><text:span text:style-name="T7">Returns all the commits that are part of the repo.</text:span></text:p>
        <text:p text:style-name="P13"/>
        <text:p text:style-name="P6"><text:span text:style-name="T15">git show</text:span></text:p>
        <text:p text:style-name="P7"><text:span text:style-name="T7">Returns the last commit with a diff showing all the changes. </text:span><text:span text:style-name="T8">[Press Q to get out of the show command.]</text:span></text:p>
        <text:p text:style-name="P5"/>
        <text:p text:style-name="P6"><text:span text:style-name="T15">git reflog</text:span></text:p>
        <text:p text:style-name="P7"><text:span text:style-name="T7">Shows a more detailed history of the repo, including commits made, when you switched branches, resets, etc.</text:span></text:p>
        <text:p text:style-name="P15"/>
        <text:p text:style-name="P15"/>
        <text:p text:style-name="P17"><text:span text:style-name="T6">Staging And Committing<text:tab/></text:span></text:p>
        <text:p text:style-name="P18"/>
        <text:p text:style-name="P19"><text:span text:style-name="T16">git add &lt;file&gt;</text:span></text:p>
        <text:p text:style-name="P7"><text:span text:style-name="T9">Adds </text:span><text:span text:style-name="T18">&lt;file&gt;</text:span><text:span text:style-name="T9"> to the staging area.</text:span></text:p>
        <text:p text:style-name="P16"/>
        <text:p text:style-name="P19"><text:span text:style-name="T16">git add .</text:span></text:p>
        <text:p text:style-name="P7"><text:span text:style-name="T9">Adds all files to the staging area. Includes subdirectories but not higher directories.</text:span></text:p>
        <text:p text:style-name="P16"/>
        <text:p text:style-name="P19"><text:span text:style-name="T16">git add -A</text:span></text:p>
        <text:p text:style-name="P7"><text:span text:style-name="T9">Adds all files to the staging area.</text:span></text:p>
        <text:p text:style-name="P16"/>
        <text:p text:style-name="P19"><text:span text:style-name="T16">git add -u</text:span></text:p>
        <text:p text:style-name="P7"><text:span text:style-name="T9">Adds modified and deleted files to the staging area, but not untracked files.</text:span></text:p>
        <text:p text:style-name="P16"/>
        <text:p text:style-name="P19"><text:span text:style-name="T16">git commit</text:span></text:p>
        <text:p text:style-name="P7"><text:span text:style-name="T9">Launches the default editor to write a commit message. Can write a multi-line message. Save the file then exit to complete the commit. </text:span><text:span text:style-name="T8">[Ctrl + W = exit]</text:span></text:p>
        <text:p text:style-name="P16"/>
        <text:p text:style-name="P19"><text:span text:style-name="T16">git commit -m "&lt;commit message&gt;"</text:span></text:p>
        <text:p text:style-name="P7"><text:span text:style-name="T9">Commits files in staging area with a commit message without launching the default editor.</text:span></text:p>
        <text:p text:style-name="P16"/>
        <text:p text:style-name="P19"><text:span text:style-name="T16">git commit -am "&lt;commit message&gt;"</text:span></text:p>
        <text:p text:style-name="P7"><text:span text:style-name="T9">Adds modified files to the staging area, and commits them with the commit message.</text:span></text:p>
        <text:p text:style-name="P16"/>
        <text:p text:style-name="P21"><text:span text:style-name="T16">git restore --staged &lt;file&gt;</text:span></text:p>
        <text:p text:style-name="P7"><text:span text:style-name="T9">Removes </text:span><text:span text:style-name="T18">&lt;file&gt;</text:span><text:span text:style-name="T9"> from the staging area.</text:span></text:p>
        <text:p text:style-name="P19"><text:span text:style-name="T16">git restore &lt;file&gt;</text:span></text:p>
        <text:p text:style-name="P7"><text:span text:style-name="T9">Undoes changes made to </text:span><text:span text:style-name="T18">&lt;file&gt;</text:span><text:span text:style-name="T9">, reverting back to the last known state of that file in the Git repo.</text:span></text:p>
        <text:p text:style-name="P22"/>
        <text:p text:style-name="P7"><text:span text:style-name="T18">git switch</text:span><text:span text:style-name="T8"> <text:s/>and <text:s/></text:span><text:span text:style-name="T18">git restore</text:span><text:span text:style-name="T8"> were added in Git version 2.23. They're meant to replace common uses of <text:s/></text:span><text:span text:style-name="T18">git checkout</text:span><text:span text:style-name="T8"> <text:s/>and to be more intuitive. You can still use <text:s/></text:span><text:span text:style-name="T18">git checkout</text:span><text:span text:style-name="T8"> <text:s/>as before.</text:span></text:p>
        <text:p text:style-name="P16"/>
        <text:p text:style-name="P17"><text:span text:style-name="T6">Renaming &amp; Deleting Files<text:tab/></text:span></text:p>
        <text:p text:style-name="P16"/>
        <text:p text:style-name="P19"><text:span text:style-name="T16">git mv &lt;file&gt; &lt;new name&gt;</text:span></text:p>
        <text:p text:style-name="P7"><text:span text:style-name="T9">Renames the file and stages the renaming.</text:span></text:p>
        <text:p text:style-name="P16"/>
        <text:p text:style-name="P19"><text:span text:style-name="T16">git rm &lt;file&gt;</text:span></text:p>
        <text:p text:style-name="P7"><text:span text:style-name="T9">Deletes the file and stages the deletion.</text:span></text:p>
        <text:p text:style-name="P8"/>
        <text:p text:style-name="P7"><text:span text:style-name="T8">The benefit of using Git to rename and delete files is Git will automatically recognize and stage them. If you rename a file outside of Git, Git will see the file as being deleted, along with an untracked file with the new name.</text:span></text:p>
        <text:p text:style-name="P16"/>
        <text:p text:style-name="P17"><text:span text:style-name="T6">Undoing Things<text:tab/><text:tab/><text:tab/></text:span></text:p>
        <text:p text:style-name="P16"/>
        <text:p text:style-name="P19"><text:span text:style-name="T16">git commit --amend</text:span></text:p>
        <text:p text:style-name="P7"><text:span text:style-name="T9">Opens interactive editor where you are able to change the commit message of the last commit and add the files in the staging area to the last commit. </text:span><text:span text:style-name="T8">***</text:span></text:p>
        <text:p text:style-name="P16"/>
        <text:p text:style-name="P16"/>
        <text:p text:style-name="P19"><text:span text:style-name="T16">git commit --amend -m "&lt;changed commit message&gt;"</text:span></text:p>
        <text:p text:style-name="P7"><text:span text:style-name="T9">Changes the commit message of the last commit. </text:span><text:span text:style-name="T8">***</text:span></text:p>
        <text:p text:style-name="P16"/>
        <text:p text:style-name="P19"><text:span text:style-name="T16">git reset --soft &lt;commit id&gt;</text:span></text:p>
        <text:p text:style-name="P7"><text:span text:style-name="T9">Resets back to specified commit, keeping changes in the staging area. If commit isn't given, resets to last commit. </text:span><text:span text:style-name="T8">***</text:span></text:p>
        <text:p text:style-name="P16"/>
        <text:p text:style-name="P19"><text:span text:style-name="T16">git reset --mixed &lt;commit id&gt;</text:span></text:p>
        <text:p text:style-name="P7"><text:span text:style-name="T9">Resets back to specified commit, keeping changes but removing them from the staging area. </text:span><text:span text:style-name="T8">***</text:span></text:p>
        <text:p text:style-name="P16"/>
        <text:p text:style-name="P19"><text:span text:style-name="T16">git reset --hard &lt;commit id&gt;</text:span></text:p>
        <text:p text:style-name="P7"><text:span text:style-name="T9">Resets back to specified commit, getting rid of changes made, but keeps untracked files. </text:span><text:span text:style-name="T8">***</text:span></text:p>
        <text:p text:style-name="P16"/>
        <text:p text:style-name="P7"><text:span text:style-name="T18">Mixed</text:span><text:span text:style-name="T9"> is the default if no flag is given. If <text:s/></text:span><text:span text:style-name="T18">&lt;commit id&gt;</text:span><text:span text:style-name="T9"> isn't given, reset will use the last commit.</text:span></text:p>
        <text:p text:style-name="P16"/>
        <text:p text:style-name="P24"><text:span text:style-name="T8">*** These commands alter Git history, so only use them if you have not yet pushed your changes to the remote repo you are working with.</text:span></text:p>
        <text:p text:style-name="P16"/>
        <text:p text:style-name="P17"><text:span text:style-name="T16">git checkout &lt;commit id&gt;</text:span></text:p>
        <text:p text:style-name="P19"><text:span text:style-name="T16">git branch &lt;new branch name&gt;</text:span></text:p>
        <text:p text:style-name="P7"><text:span text:style-name="T9">You can use this to undo resets. Use </text:span><text:span text:style-name="T18">git reflog</text:span><text:span text:style-name="T9"> <text:s/>to find the </text:span><text:span text:style-name="T18">&lt;commit id&gt;</text:span><text:span text:style-name="T9">. This puts </text:span><text:span text:style-name="T18">HEAD</text:span><text:span text:style-name="T9"> into a detached state on the specified commit, and creates a branch from that commit. Can't do this after Git garbage collector runs.</text:span></text:p>
        <text:p text:style-name="P16"/>
        <text:p text:style-name="P19"><text:soft-page-break/><text:span text:style-name="T16">git revert &lt;commit id&gt;</text:span></text:p>
        <text:p text:style-name="P7"><text:span text:style-name="T9">Opens an interactive editor where you create a new commit that reverses the changes made by the specified commit. This doesn't alter Git history, so it can be used with other developers.</text:span></text:p>
        <text:p text:style-name="P16"/>
        <text:p text:style-name="P19"><text:span text:style-name="T16">git clean -f</text:span></text:p>
        <text:p text:style-name="P7"><text:span text:style-name="T9">Removes untracked files in current directory.</text:span></text:p>
        <text:p text:style-name="P16"/>
        <text:p text:style-name="P19"><text:span text:style-name="T16">git clean -d</text:span></text:p>
        <text:p text:style-name="P7"><text:span text:style-name="T9">Removes untracked subdirectories in current directory.</text:span></text:p>
        <text:p text:style-name="P16"/>
        <text:p text:style-name="P19"><text:span text:style-name="T16">git clean -x</text:span></text:p>
        <text:p text:style-name="P7"><text:span text:style-name="T9">Removes untracked files in current directory, including ignored files in the .gitignore file.</text:span></text:p>
        <text:p text:style-name="P16"/>
        <text:p text:style-name="P19"><text:span text:style-name="T16">git clean -X</text:span></text:p>
        <text:p text:style-name="P7"><text:span text:style-name="T9">Removes only untracked ignored files.</text:span></text:p>
        <text:p text:style-name="P16"/>
        <text:p text:style-name="P19"><text:span text:style-name="T16">git clean -n</text:span></text:p>
        <text:p text:style-name="P7"><text:span text:style-name="T9">Shows what files would be removed if the clean command is ran. It is good practice to do this before you actually run clean.</text:span></text:p>
        <text:p text:style-name="P16"/>
        <text:p text:style-name="P17"><text:span text:style-name="T6">Differences<text:tab/><text:tab/><text:tab/></text:span></text:p>
        <text:p text:style-name="P16"/>
        <text:p text:style-name="P19"><text:span text:style-name="T16">git diff</text:span></text:p>
        <text:p text:style-name="P7"><text:span text:style-name="T9">Shows the difference between what's recently changed versus the last commit on the branch. (More specifically versus where </text:span><text:span text:style-name="T18">HEAD</text:span><text:span text:style-name="T9"> is.)</text:span></text:p>
        <text:p text:style-name="P16"/>
        <text:p text:style-name="P16"/>
        <text:p text:style-name="P19"><text:span text:style-name="T16">git difftool</text:span></text:p>
        <text:p text:style-name="P7"><text:span text:style-name="T9">Launches the configured diff tool (e.g. P4Merge) and shows the difference between what's recently changed versus the last commit on the branch. (More specifically versus where </text:span><text:span text:style-name="T18">HEAD</text:span><text:span text:style-name="T9"> is.)</text:span></text:p>
        <text:p text:style-name="P16"/>
        <text:p text:style-name="P19"><text:span text:style-name="T16">git diff &lt;commit id A&gt; &lt;commit id B&gt;</text:span></text:p>
        <text:p text:style-name="P7"><text:span text:style-name="T9">Shows the differences between two commits (one of them can be </text:span><text:span text:style-name="T18">HEAD</text:span><text:span text:style-name="T9">).</text:span></text:p>
        <text:p text:style-name="P16"/>
        <text:p text:style-name="P19"><text:span text:style-name="T16">git difftool &lt;commit id A&gt; &lt;commit id B&gt;</text:span></text:p>
        <text:p text:style-name="P7"><text:span text:style-name="T9">Launches the configured diff tool (e.g. P4Merge) and shows the differences between two commits (one of them can be </text:span><text:span text:style-name="T18">HEAD</text:span><text:span text:style-name="T9">).</text:span></text:p>
        <text:p text:style-name="P16"/>
        <text:p text:style-name="P17"><text:span text:style-name="T6">Branching &amp; Merging<text:tab/><text:tab/></text:span></text:p>
        <text:p text:style-name="P16"/>
        <text:p text:style-name="P19"><text:span text:style-name="T16">git branch</text:span></text:p>
        <text:p text:style-name="P7"><text:span text:style-name="T9">Lists the branches and shows which one you're currently on.</text:span></text:p>
        <text:p text:style-name="P16"/>
        <text:p text:style-name="P19"><text:span text:style-name="T16">git branch -a</text:span></text:p>
        <text:p text:style-name="P7"><text:span text:style-name="T9">Lists all branches, including remotes, and shows which one you're currently on.</text:span></text:p>
        <text:p text:style-name="P16"/>
        <text:p text:style-name="P19"><text:span text:style-name="T16">git branch &lt;new branch name&gt;</text:span></text:p>
        <text:p text:style-name="P7"><text:span text:style-name="T9">Creates a branch.</text:span></text:p>
        <text:p text:style-name="P16"/>
        <text:p text:style-name="P19"><text:span text:style-name="T16">git switch &lt;branch name&gt;</text:span></text:p>
        <text:p text:style-name="P7"><text:span text:style-name="T9">Switches to the specified branch.</text:span></text:p>
        <text:p text:style-name="P16"/>
        <text:p text:style-name="P16"/>
        <text:p text:style-name="P16"/>
        <text:p text:style-name="P19"><text:span text:style-name="T16">git switch -c &lt;new branch name&gt;</text:span></text:p>
        <text:p text:style-name="P7"><text:span text:style-name="T9">Creates a new branch then switches to it. </text:span></text:p>
        <text:p text:style-name="P16"/>
        <text:p text:style-name="P19"><text:span text:style-name="T16">git merge &lt;branch name&gt;</text:span></text:p>
        <text:p text:style-name="P7"><text:span text:style-name="T9">Merges the specified branch into the current branch.</text:span></text:p>
        <text:p text:style-name="P16"/>
        <text:p text:style-name="P19"><text:span text:style-name="T16">git mergetool</text:span></text:p>
        <text:p text:style-name="P7"><text:span text:style-name="T9">While in a merging state, launches the configured merge tool (e.g. P4Merge)</text:span></text:p>
        <text:p text:style-name="P16"/>
        <text:p text:style-name="P17"><text:span text:style-name="T6">Stashing<text:tab/><text:tab/><text:tab/><text:tab/></text:span></text:p>
        <text:p text:style-name="P16"/>
        <text:p text:style-name="P19"><text:span text:style-name="T16">git stash</text:span></text:p>
        <text:p text:style-name="P7"><text:span text:style-name="T9">Stashes changes to tracked files. Does not stash untracked files or ignored files. (Saves the last commit id and message as a default note.)</text:span></text:p>
        <text:p text:style-name="P16"/>
        <text:p text:style-name="P19"><text:span text:style-name="T16">git stash save "&lt;note&gt;"</text:span></text:p>
        <text:p text:style-name="P7"><text:span text:style-name="T9">Stashes changes to tracked files with a note about the stash.</text:span></text:p>
        <text:p text:style-name="P16"/>
        <text:p text:style-name="P19"><text:span text:style-name="T16">git stash -u</text:span></text:p>
        <text:p text:style-name="P7"><text:span text:style-name="T9">Stashes untracked files as well as changes to tracked files.</text:span></text:p>
        <text:p text:style-name="P16"/>
        <text:p text:style-name="P19"><text:span text:style-name="T16">git stash -a</text:span></text:p>
        <text:p text:style-name="P7"><text:span text:style-name="T9">Stashes all changes, including untracked files and ignored files.</text:span></text:p>
        <text:p text:style-name="P16"/>
        <text:p text:style-name="P19"><text:span text:style-name="T16">git stash -p</text:span></text:p>
        <text:p text:style-name="P7"><text:span text:style-name="T9">Starts an interactive mode where you can select which changes you want stashed.</text:span></text:p>
        <text:p text:style-name="P16"/>
        <text:p text:style-name="P16"/>
        <text:p text:style-name="P19"><text:span text:style-name="T16">git stash pop</text:span></text:p>
        <text:p text:style-name="P7"><text:span text:style-name="T9">Applies the most recent stash to your working copy, and deletes the stash.</text:span></text:p>
        <text:p text:style-name="P16"/>
        <text:p text:style-name="P19"><text:span text:style-name="T16">git stash apply</text:span></text:p>
        <text:p text:style-name="P7"><text:span text:style-name="T9">Applies the most recent stash to your working copy, but doesn't delete the stash.</text:span></text:p>
        <text:p text:style-name="P16"/>
        <text:p text:style-name="P19"><text:span text:style-name="T16">git stash drop</text:span></text:p>
        <text:p text:style-name="P7"><text:span text:style-name="T9">Deletes the most recent stash.</text:span></text:p>
        <text:p text:style-name="P16"/>
        <text:p text:style-name="P19"><text:span text:style-name="T16">git stash branch &lt;new branch name&gt;</text:span></text:p>
        <text:p text:style-name="P7"><text:span text:style-name="T9">Creates a new branch from the commit where the most recent stash was made, and pops the stash onto it.</text:span></text:p>
        <text:p text:style-name="P16"/>
        <text:p text:style-name="P19"><text:span text:style-name="T16">git stash &lt;stash command&gt; stash@{&lt;stash number&gt;}</text:span></text:p>
        <text:p text:style-name="P7"><text:span text:style-name="T9">Executes a stash command for a specific stash (the most recent stash is stash #0). The command can be show, pop, apply, drop, or branch.</text:span></text:p>
        <text:p text:style-name="P16"/>
        <text:p text:style-name="P19"><text:span text:style-name="T16">git stash clear</text:span></text:p>
        <text:p text:style-name="P7"><text:span text:style-name="T9">Deletes all stashes.</text:span></text:p>
        <text:p text:style-name="P16"/>
        <text:p text:style-name="P17"><text:span text:style-name="T8">Stashes stay on your local repo, they do not transfer to remote repos when you push.</text:span></text:p>
        <text:p text:style-name="P16"/>
        <text:p text:style-name="P17"><text:span text:style-name="T6">Tags<text:tab/><text:tab/><text:tab/><text:tab/><text:tab/></text:span></text:p>
        <text:p text:style-name="P16"/>
        <text:p text:style-name="P19"><text:span text:style-name="T16">git tag &lt;new tag name&gt;</text:span></text:p>
        <text:p text:style-name="P7"><text:span text:style-name="T9">Creates a lightweight tag at the current commit.</text:span></text:p>
        <text:p text:style-name="P16"/>
        <text:p text:style-name="P19"><text:soft-page-break/><text:span text:style-name="T16">git tag &lt;new tag name&gt; &lt;branch name&gt;</text:span></text:p>
        <text:p text:style-name="P7"><text:span text:style-name="T9">Creates a lightweight tag at the last commit on the specified branch.</text:span></text:p>
        <text:p text:style-name="P16"/>
        <text:p text:style-name="P19"><text:span text:style-name="T16">git tag -d &lt;tag name&gt;</text:span></text:p>
        <text:p text:style-name="P7"><text:span text:style-name="T9">Deletes the specified tag.</text:span></text:p>
        <text:p text:style-name="P16"/>
        <text:p text:style-name="P19"><text:span text:style-name="T16">git tag -a &lt;new tag name&gt; -m "&lt;annotation&gt;"</text:span></text:p>
        <text:p text:style-name="P7"><text:span text:style-name="T9">Creates an annotated tag at the current commit.</text:span></text:p>
        <text:p text:style-name="P16"/>
        <text:p text:style-name="P19"><text:span text:style-name="T16">git tag -a &lt;new tag name&gt; -m "&lt;annotation&gt;" &lt;commit id&gt;</text:span></text:p>
        <text:p text:style-name="P7"><text:span text:style-name="T9">Creates an annotated tag at the specified commit.</text:span></text:p>
        <text:p text:style-name="P16"/>
        <text:p text:style-name="P19"><text:span text:style-name="T16">git tag --list</text:span></text:p>
        <text:p text:style-name="P7"><text:span text:style-name="T9">Lists tags.</text:span></text:p>
        <text:p text:style-name="P16"/>
        <text:p text:style-name="P19"><text:span text:style-name="T16">git show &lt;tag name&gt;</text:span></text:p>
        <text:p text:style-name="P7"><text:span text:style-name="T9">Shows the details of the commit with the specified tag, and the annotation if there is one.</text:span></text:p>
        <text:p text:style-name="P16"/>
        <text:p text:style-name="P19"><text:span text:style-name="T16">git tag -f &lt;tag name&gt; &lt;commit id&gt;</text:span></text:p>
        <text:p text:style-name="P12"><text:span text:style-name="T9">Updates the tag to be at the specified commit. Not including </text:span><text:span text:style-name="T18">&lt;commit id&gt;</text:span><text:span text:style-name="T9"> will put the tag on the last commit (More specifically where </text:span><text:span text:style-name="T18">HEAD</text:span><text:span text:style-name="T9"> is.)</text:span></text:p>
        <text:p text:style-name="P16"/>
        <text:p text:style-name="P19"><text:span text:style-name="T16">git push &lt;remote name&gt; &lt;tag name&gt;</text:span></text:p>
        <text:p text:style-name="P7"><text:span text:style-name="T9">Pushes the tag to the remote repo.</text:span></text:p>
        <text:p text:style-name="P16"/>
        <text:p text:style-name="P16"/>
        <text:p text:style-name="P19"><text:span text:style-name="T16">git push --force &lt;remote name&gt; &lt;tag name&gt;</text:span></text:p>
        <text:p text:style-name="P7"><text:span text:style-name="T9">Forces the push of the updated tag.</text:span></text:p>
        <text:p text:style-name="P16"/>
        <text:p text:style-name="P19"><text:span text:style-name="T16">git push &lt;remote name&gt; --tags</text:span></text:p>
        <text:p text:style-name="P7"><text:span text:style-name="T9">Pushes all the tags in the local repo to the remote repo.</text:span></text:p>
        <text:p text:style-name="P16"/>
        <text:p text:style-name="P19"><text:span text:style-name="T16">git push &lt;remote name&gt; :&lt;tag name&gt;</text:span></text:p>
        <text:p text:style-name="P7"><text:span text:style-name="T9">Tells the remote repo to delete the specified tag.</text:span></text:p>
        <text:p text:style-name="P16"/>
        <text:p text:style-name="P17"><text:span text:style-name="T6">Remote Repos<text:tab/><text:tab/><text:tab/></text:span></text:p>
        <text:p text:style-name="P16"/>
        <text:p text:style-name="P19"><text:span text:style-name="T16">git remote -v</text:span></text:p>
        <text:p text:style-name="P7"><text:span text:style-name="T9">Lists remote repos.</text:span></text:p>
        <text:p text:style-name="P16"/>
        <text:p text:style-name="P19"><text:span text:style-name="T16">git remote add &lt;remote name&gt; &lt;remote url&gt;</text:span></text:p>
        <text:p text:style-name="P12"><text:span text:style-name="T9">Adds reference to the remote repo located at the url, and labels it </text:span><text:span text:style-name="T18">&lt;remote name&gt;</text:span><text:span text:style-name="T9">. (You can make </text:span><text:span text:style-name="T18">&lt;remote name&gt;</text:span><text:span text:style-name="T9"> anything, but it is conventionally called <text:s/></text:span><text:span text:style-name="T18">origin</text:span><text:span text:style-name="T9"> .)</text:span></text:p>
        <text:p text:style-name="P16"/>
        <text:p text:style-name="P19"><text:span text:style-name="T16">git remote set-url &lt;remote name&gt; &lt;remote url&gt;</text:span></text:p>
        <text:p text:style-name="P7"><text:span text:style-name="T9">Updates the url for the specified remote reference.</text:span></text:p>
        <text:p text:style-name="P16"/>
        <text:p text:style-name="P19"><text:span text:style-name="T16">git remote show &lt;remote name&gt;</text:span></text:p>
        <text:p text:style-name="P7"><text:span text:style-name="T9">Returns info about the remote.</text:span></text:p>
        <text:p text:style-name="P16"/>
        <text:p text:style-name="P16"/>
        <text:p text:style-name="P16"/>
        <text:p text:style-name="P16"/>
        <text:p text:style-name="P16"/>
        <text:p text:style-name="P19"><text:span text:style-name="T16">git clone &lt;remote url&gt;</text:span></text:p>
        <text:p text:style-name="P12"><text:span text:style-name="T9">Clones the remote repo into the current directory in a new folder with the same name as the remote repo. (Git labels this remote as </text:span><text:span text:style-name="T18">origin</text:span><text:span text:style-name="T9"> <text:s/>by default.)</text:span></text:p>
        <text:p text:style-name="P16"/>
        <text:p text:style-name="P19"><text:span text:style-name="T16">git clone &lt;remote url&gt; &lt;remote name&gt;</text:span></text:p>
        <text:p text:style-name="P12"><text:span text:style-name="T9">Clones the remote repo into the current directory in a new folder labeled </text:span><text:span text:style-name="T16">&lt;remote name&gt;</text:span><text:span text:style-name="T9">. (Git labels this remote as <text:s/></text:span><text:span text:style-name="T18">origin</text:span><text:span text:style-name="T9"> <text:s/>by default.)</text:span></text:p>
        <text:p text:style-name="P16"/>
        <text:p text:style-name="P17"><text:span text:style-name="T6">Fetching &amp; Pulling<text:tab/><text:tab/></text:span></text:p>
        <text:p text:style-name="P16"/>
        <text:p text:style-name="P19"><text:span text:style-name="T16">git fetch &lt;remote url&gt;</text:span></text:p>
        <text:p text:style-name="P7"><text:span text:style-name="T9">Git goes out to the remote repo and updates its local information about what's in the remote repo.</text:span></text:p>
        <text:p text:style-name="P16"/>
        <text:p text:style-name="P19"><text:span text:style-name="T16">git fetch -p &lt;remote url&gt;</text:span></text:p>
        <text:p text:style-name="P7"><text:span text:style-name="T9">Fetches updates and looks for any dead branches and removes those references (</text:span><text:span text:style-name="T18">-p</text:span><text:span text:style-name="T9"> stands for prune).</text:span></text:p>
        <text:p text:style-name="P16"/>
        <text:p text:style-name="P19"><text:span text:style-name="T16">git pull &lt;remote name&gt; &lt;local branch&gt;</text:span></text:p>
        <text:p text:style-name="P7"><text:span text:style-name="T9">Pulls changes from the corresponding branch in the remote repo to your </text:span><text:span text:style-name="T18">&lt;local branch&gt;</text:span><text:span text:style-name="T9">.</text:span></text:p>
        <text:p text:style-name="P16"/>
        <text:p text:style-name="P19"><text:span text:style-name="T16">git pull &lt;remote name&gt;</text:span></text:p>
        <text:p text:style-name="P7"><text:span text:style-name="T9">Pulls changes from the corresponding branch in the remote repo to the branch you are currently on in your local repo.</text:span></text:p>
        <text:p text:style-name="P16"/>
        <text:p text:style-name="P7"><text:span text:style-name="T18">git pull</text:span><text:span text:style-name="T11"> <text:s/></text:span><text:span text:style-name="T8">is a 2-in-1 command: </text:span><text:span text:style-name="T18">git fetch</text:span><text:span text:style-name="T8"> <text:s/>then <text:s/></text:span><text:span text:style-name="T18">git merge</text:span><text:span text:style-name="T8">. Updates are first fetched from the remote repo, then those changes are merged into the local repo.</text:span></text:p>
        <text:p text:style-name="P16"/>
        <text:p text:style-name="P17"><text:span text:style-name="T6">Pushing<text:tab/><text:tab/><text:tab/><text:tab/></text:span></text:p>
        <text:p text:style-name="P16"/>
        <text:p text:style-name="P17"><text:span text:style-name="T8">It is good practice to execute <text:s/></text:span><text:span text:style-name="T18">git pull</text:span><text:span text:style-name="T8"> before <text:s/></text:span><text:span text:style-name="T18">git push</text:span><text:span text:style-name="T8">.</text:span></text:p>
        <text:p text:style-name="P16"/>
        <text:p text:style-name="P19"><text:span text:style-name="T16">git push &lt;remote name&gt; &lt;local branch&gt;</text:span></text:p>
        <text:p text:style-name="P7"><text:span text:style-name="T9">Pushes the </text:span><text:span text:style-name="T18">&lt;local branch&gt;</text:span><text:span text:style-name="T9"> to the corresponding branch in the remote repo.</text:span></text:p>
        <text:p text:style-name="P16"/>
        <text:p text:style-name="P19"><text:span text:style-name="T16">git push &lt;remote name&gt; &lt;local branch&gt; --tags</text:span></text:p>
        <text:p text:style-name="P7"><text:span text:style-name="T9">Pushes </text:span><text:span text:style-name="T18">&lt;local branch&gt;</text:span><text:span text:style-name="T9"> to the remote repo, plus all tags in the local repo.</text:span></text:p>
        <text:p text:style-name="P16"/>
        <text:p text:style-name="P19"><text:span text:style-name="T16">git push -u &lt;remote name&gt; &lt;local branch&gt;</text:span></text:p>
        <text:p text:style-name="P7"><text:span text:style-name="T9">Pushes the </text:span><text:span text:style-name="T18">&lt;local branch&gt;</text:span><text:span text:style-name="T9"> to the corresponding branch in the remote repo. The </text:span><text:span text:style-name="T16">-u</text:span><text:span text:style-name="T9"> flag sets up an upstream relationship with the branch on the local repo and the corresponding branch on the remote repo. This means when you are on that local branch, you only have to type <text:s/></text:span><text:span text:style-name="T16">git push</text:span><text:span text:style-name="T9">, and Git will know where to push it to.</text:span></text:p>
        <text:p text:style-name="P16"/>
        <text:p text:style-name="P16"/>
        <text:p text:style-name="P16"/>
        <text:p text:style-name="P16"/>
        <text:p text:style-name="P16"/>
        <text:p text:style-name="P19"><text:soft-page-break/><text:span text:style-name="T16">git push &lt;remote name&gt; :&lt;branch name&gt;</text:span></text:p>
        <text:p text:style-name="P7"><text:span text:style-name="T9">Tells the remote repo to delete the branch after the colon. (Don't need to use the prune flag to delete dead branch this way.)</text:span></text:p>
        <text:p text:style-name="P16"/>
        <text:p text:style-name="P17"><text:span text:style-name="T6">Forks<text:tab/><text:tab/><text:tab/><text:tab/><text:tab/></text:span></text:p>
        <text:p text:style-name="P16"/>
        <text:p text:style-name="P17"><text:span text:style-name="T9">Steps to sync a remote fork with its remote parent repo:</text:span></text:p>
        <text:p text:style-name="P16"/>
        <text:p text:style-name="P17"><text:span text:style-name="T8">Step 1:</text:span></text:p>
        <text:p text:style-name="P19"><text:span text:style-name="T16">git remote add parent &lt;remote url&gt;</text:span></text:p>
        <text:p text:style-name="P7"><text:span text:style-name="T9">Add a new remote reference, referencing the parent repo.</text:span></text:p>
        <text:p text:style-name="P16"/>
        <text:p text:style-name="P17"><text:span text:style-name="T8">Step 2:</text:span></text:p>
        <text:p text:style-name="P19"><text:span text:style-name="T16">git pull parent master</text:span></text:p>
        <text:p text:style-name="P7"><text:span text:style-name="T9">Pull changes from the parent repo to your local repo. Local repo is now synced with parent repo.</text:span></text:p>
        <text:p text:style-name="P22"/>
        <text:p text:style-name="P23"><text:span text:style-name="T8">Step 3:</text:span></text:p>
        <text:p text:style-name="P19"><text:span text:style-name="T16">git push origin master</text:span></text:p>
        <text:p text:style-name="P7"><text:span text:style-name="T9">Push changes to the remote forked repo (usually called <text:s/></text:span><text:span text:style-name="T18">origin</text:span><text:span text:style-name="T9">).</text:span></text:p>
        <text:p text:style-name="P16"/>
        <text:p text:style-name="P17"><text:span text:style-name="T8">Step 4:</text:span></text:p>
        <text:p text:style-name="P19"><text:span text:style-name="T16">git branch -d &lt;branch name&gt;</text:span></text:p>
        <text:p text:style-name="P7"><text:span text:style-name="T9">Delete any branches that need to be deleted.</text:span></text:p>
        <text:p text:style-name="P16"/>
        <text:p text:style-name="P17"><text:span text:style-name="T8">Step 5:</text:span></text:p>
        <text:p text:style-name="P19"><text:span text:style-name="T16">git fetch -p</text:span></text:p>
        <text:p text:style-name="P7"><text:span text:style-name="T9">Prune the deleted branches from the local references.</text:span></text:p>
        <text:p text:style-name="P16"/>
        <text:p text:style-name="P16"/>
        <text:p text:style-name="P17"><text:span text:style-name="T6">Miscellaneous<text:tab/><text:tab/><text:tab/></text:span></text:p>
        <text:p text:style-name="P16"/>
        <text:p text:style-name="P19"><text:span text:style-name="T16">git help &lt;command&gt;</text:span></text:p>
        <text:p text:style-name="P7"><text:span text:style-name="T9">Returns the documentation for the command.</text:span></text:p>
        <text:p text:style-name="P16"/>
        <text:p text:style-name="P19"><text:span text:style-name="T16">git config --global --list</text:span></text:p>
        <text:p text:style-name="P7"><text:span text:style-name="T9">Lists the variables and their values found in the .gitconfig file.</text:span></text:p>
        <text:p text:style-name="P16"/>
        <text:p text:style-name="P19"><text:span text:style-name="T16">git config --global alias.&lt;new command&gt; "&lt;what the new command executes&gt;"</text:span></text:p>
        <text:p text:style-name="P7"><text:span text:style-name="T9">Creates a new Git command. You can append commands after the alias like with regular Git commands.</text:span></text:p>
        <text:p text:style-name="P16"/>
        <text:p text:style-name="P19"><text:span text:style-name="T9">The .gitignore file:</text:span></text:p>
        <text:p text:style-name="P9"><text:span text:style-name="T10">•</text:span><text:span text:style-name="T9"> <text:s/>Git will ignore any files listed here.</text:span></text:p>
        <text:p text:style-name="P9"><text:span text:style-name="T10">•</text:span><text:span text:style-name="T9"> <text:s/>Syntax: One pattern or expression</text:span></text:p>
        <text:p text:style-name="P9"><text:span text:style-name="T9"><text:s text:c="4"/>per line.</text:span></text:p>
        <text:p text:style-name="P9"><text:span text:style-name="T10">•</text:span><text:span text:style-name="T9"> <text:s/>Target a specific file</text:span></text:p>
        <text:p text:style-name="P9"><text:span text:style-name="T9"><text:tab/>e.g. application.log</text:span></text:p>
        <text:p text:style-name="P9"><text:span text:style-name="T10">•</text:span><text:span text:style-name="T9"> <text:s/>Target file types</text:span></text:p>
        <text:p text:style-name="P9"><text:span text:style-name="T9"><text:tab/>e.g. all log files: *.log</text:span></text:p>
        <text:p text:style-name="P25"/>
        <text:p text:style-name="P14"><text:span text:style-name="T20">A Crash In Git Bash<text:tab/><text:tab/></text:span></text:p>
        <text:p text:style-name="P25"/>
        <text:p text:style-name="P30"><text:span text:style-name="T26">.</text:span></text:p>
        <text:p text:style-name="P10"><text:span text:style-name="T21">Current directory</text:span></text:p>
        <text:p text:style-name="P25"/>
        <text:p text:style-name="P30"><text:span text:style-name="T26">..</text:span></text:p>
        <text:p text:style-name="P10"><text:span text:style-name="T21">Parent directory</text:span></text:p>
        <text:p text:style-name="P25"/>
        <text:p text:style-name="P30"><text:span text:style-name="T26">~</text:span></text:p>
        <text:p text:style-name="P10"><text:span text:style-name="T21">Home directory</text:span></text:p>
        <text:p text:style-name="P25"/>
        <text:p text:style-name="P25"/>
        <text:p text:style-name="P25"/>
        <text:p text:style-name="P30"><text:span text:style-name="T26">clear</text:span></text:p>
        <text:p text:style-name="P10"><text:span text:style-name="T21">Clears the screen.</text:span></text:p>
        <text:p text:style-name="P25"/>
        <text:p text:style-name="P30"><text:span text:style-name="T26">exit</text:span></text:p>
        <text:p text:style-name="P10"><text:span text:style-name="T21">Closes the terminal.</text:span></text:p>
        <text:p text:style-name="P25"/>
        <text:p text:style-name="P30"><text:span text:style-name="T26">pwd</text:span></text:p>
        <text:p text:style-name="P10"><text:span text:style-name="T21">Returns the current working directory.</text:span></text:p>
        <text:p text:style-name="P25"/>
        <text:p text:style-name="P30"><text:span text:style-name="T26">ls</text:span></text:p>
        <text:p text:style-name="P10"><text:span text:style-name="T21">Returns a list of the files and folders in the current directory.</text:span></text:p>
        <text:p text:style-name="P25"/>
        <text:p text:style-name="P30"><text:span text:style-name="T26">ls -l</text:span></text:p>
        <text:p text:style-name="P10"><text:span text:style-name="T21">Returns a detailed list of the files and folders in the current directory.</text:span></text:p>
        <text:p text:style-name="P25"/>
        <text:p text:style-name="P30"><text:span text:style-name="T26">ls -a</text:span></text:p>
        <text:p text:style-name="P10"><text:span text:style-name="T21">Returns a list of the files and folders in the current directory, including hidden files and folders.</text:span></text:p>
        <text:p text:style-name="P25"/>
        <text:p text:style-name="P30"><text:span text:style-name="T26">cd &lt;directory&gt;</text:span></text:p>
        <text:p text:style-name="P10"><text:span text:style-name="T21">Changes the current directory.</text:span></text:p>
        <text:p text:style-name="P25"/>
        <text:p text:style-name="P30"><text:span text:style-name="T26">cat &lt;file&gt;</text:span></text:p>
        <text:p text:style-name="P10"><text:span text:style-name="T21">Returns the contents of the file.</text:span></text:p>
        <text:p text:style-name="P25"/>
        <text:p text:style-name="P30"><text:span text:style-name="T26">touch &lt;file name&gt;</text:span></text:p>
        <text:p text:style-name="P10"><text:span text:style-name="T21">Creates a file in the current directory.</text:span></text:p>
        <text:p text:style-name="P25"/>
        <text:p text:style-name="P20"><text:span text:style-name="T26">mv &lt;file name&gt; &lt;new file name&gt;</text:span></text:p>
        <text:p text:style-name="P10"><text:span text:style-name="T21">Renames a file.</text:span></text:p>
        <text:p text:style-name="P25"/>
        <text:p text:style-name="P25"/>
        <text:p text:style-name="P25"/>
        <text:p text:style-name="P25"/>
        <text:p text:style-name="P20"><text:span text:style-name="T26">mv &lt;file&gt; &lt;directory&gt;</text:span></text:p>
        <text:p text:style-name="P10"><text:span text:style-name="T21">Moves the file to the specified directory.</text:span></text:p>
        <text:p text:style-name="P25"/>
        <text:p text:style-name="P30"><text:span text:style-name="T26">rm &lt;file&gt;</text:span></text:p>
        <text:p text:style-name="P10"><text:span text:style-name="T21">Deletes the file.</text:span></text:p>
        <text:p text:style-name="P11"/>
        <text:p text:style-name="P10"><text:span text:style-name="T27">WARNING:</text:span><text:span text:style-name="T23"> </text:span><text:span text:style-name="T28">rm</text:span><text:span text:style-name="T21"> </text:span><text:span text:style-name="T22">can be a very dangerous command, so be sure you know what you are doing if you use it!</text:span></text:p>
        <text:p text:style-name="P25"/>
        <text:p text:style-name="P30"><text:span text:style-name="T26">mkdir &lt;folder name&gt;</text:span></text:p>
        <text:p text:style-name="P10"><text:span text:style-name="T21">Creates a new folder in the current directory.</text:span></text:p>
        <text:p text:style-name="P25"/>
        <text:p text:style-name="P30"><text:span text:style-name="T26">echo "&lt;text&gt;" &gt;&gt; &lt;file&gt;</text:span></text:p>
        <text:p text:style-name="P10"><text:span text:style-name="T21">Writes some text into the file. Creates the file if it doesn't exit. If there are contents in the file, appends the text to the end of the file.</text:span></text:p>
        <text:p text:style-name="P25"/>
        <text:p text:style-name="P30"><text:span text:style-name="T26">echo "&lt;text&gt;" &gt; &lt;file&gt;</text:span></text:p>
        <text:p text:style-name="P10"><text:span text:style-name="T21">Overwrites the contents of the file with the text given.</text:span></text:p>
        <text:p text:style-name="P25"/>
        <text:p text:style-name="P20"><text:span text:style-name="T26">alias &lt;new command&gt;="&lt;what the new command executes&gt;"</text:span></text:p>
        <text:p text:style-name="P10"><text:span text:style-name="T21">Creates a new command.</text:span></text:p>
        <text:p text:style-name="P26"/>
        <text:p text:style-name="P26"/>
        <text:p text:style-name="P27"><text:span text:style-name="T24">Created by Michael Rodeman</text:span></text:p>
        <text:p text:style-name="P28"/>
        <text:p text:style-name="P27"><text:span text:style-name="T12">Light and dark mode versions of this che</text:span><text:span text:style-name="T13">a</text:span><text:span text:style-name="T12">t sheet in DOCX, ODF, PDF, and PNG formats are available at this GitHub repo:</text:span></text:p>
        <text:p text:style-name="P29"/>
        <text:p text:style-name="P27"><text:a xlink:type="simple" xlink:href="https://github.com/MikeRodeman/Git-Cheat-Sheet" text:style-name="Internet_20_link" text:visited-style-name="Visited_20_Internet_20_Link"><text:span text:style-name="T14">https://github.com/MikeRodeman/Git-Cheat-Sheet</text:span></text:a></text:p>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ource Code Pro" svg:font-family="'Source Code Pro'" style:font-family-generic="roman" style:font-pitch="variable"/>
    <style:font-face style:name="Source Code Pro Medium" svg:font-family="'Source Code Pro Medium'" style:font-family-generic="roman" style:font-pitch="variable"/>
    <style:font-face style:name="Source Sans Pro" svg:font-family="'Source Sans Pro'" style:font-family-generic="roman" style:font-pitch="variable"/>
    <style:font-face style:name="Source Sans Pro Semibold" svg:font-family="'Source Sans Pro Semibold'"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ource Sans Pro1" svg:font-family="'Source Sans Pr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NSimSun" style:font-size-asian="10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punctuation-wrap="hanging" style:writing-mode="lr-tb"/>
      <style:text-properties style:use-window-font-color="true"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orizontal_20_Line" style:display-name="Horizontal Line" style:family="paragraph" style:parent-style-name="Standard" style:next-style-name="Text_20_body" style:default-outline-level="" style:class="html">
      <style:paragraph-properties fo:margin-top="0in" fo:margin-bottom="0.1965in" loext: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3799in" fo:margin-bottom="0.3799in" fo:margin-left="0.3799in" fo:margin-right="0.3799in" style:writing-mode="lr-tb" style:layout-grid-color="#c0c0c0" style:layout-grid-lines="18"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9T01:58:00</meta:creation-date>
    <dc:language>en-US</dc:language>
    <dc:date>2020-07-19T10:22:03.464000000</dc:date>
    <meta:editing-cycles>71</meta:editing-cycles>
    <meta:editing-duration>PT3H25M39S</meta:editing-duration>
    <meta:generator>LibreOffice/6.4.4.2$Windows_X86_64 LibreOffice_project/3d775be2011f3886db32dfd395a6a6d1ca2630ff</meta:generator>
    <meta:document-statistic meta:table-count="0" meta:image-count="0" meta:object-count="0" meta:page-count="4" meta:paragraph-count="253" meta:word-count="2108" meta:character-count="11952" meta:non-whitespace-character-count="10034"/>
  </office:meta>
</office:document-meta>
</file>